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table table:name="Ordena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enera ficheros CSB.19 con las remesas definidas en este fich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dad</text:p>
          </table:table-cell>
          <table:table-cell table:style-name="ce2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icina</text:p>
          </table:table-cell>
          <table:table-cell table:style-name="ce2" office:value-type="float" office:value="5678" calcext:value-type="float">
            <text:p>567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enta abono de abono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uenta</text:p>
          </table:table-cell>
          <table:table-cell table:style-name="Default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5678" calcext:value-type="float">
            <text:p>56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76543220" calcext:value-type="float">
            <text:p>9876543220</text:p>
          </table:table-cell>
          <table:table-cell table:style-name="Default"/>
        </table:table-row>
        <table:table-row table:style-name="ro1">
          <table:table-cell office:value-type="string" calcext:value-type="string">
            <text:p>Fecha Cargo</text:p>
          </table:table-cell>
          <table:table-cell table:style-name="ce2" office:value-type="string" calcext:value-type="string">
            <text:p>18/02/2015</text:p>
          </table:table-cell>
          <table:table-cell table:style-name="Default" table:number-columns-repeated="3"/>
        </table:table-row>
      </table:table>
      <table:table table:name="Cliente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2</text:p>
          </table:table-cell>
          <table:table-cell table:formula="of:=[.J2]+[.K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J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3</text:p>
          </table:table-cell>
          <table:table-cell table:formula="of:=[.J3]+[.K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J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4</text:p>
          </table:table-cell>
          <table:table-cell table:formula="of:=[.J4]+[.K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J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5</text:p>
          </table:table-cell>
          <table:table-cell table:formula="of:=[.J5]+[.K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J5]*0.21" office:value-type="float" office:value="88.62" calcext:value-type="float">
            <text:p>88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6:07:33.377142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3-09T16:08:18.072835807</dc:date>
    <meta:editing-duration>PT1H55M2S</meta:editing-duration>
    <meta:editing-cycles>29</meta:editing-cycles>
    <meta:generator>LibreOffice/4.2.7.2$Linux_X86_64 LibreOffice_project/420m0$Build-2</meta:generator>
    <meta:document-statistic meta:table-count="2" meta:cell-count="79" meta:object-count="0"/>
  </office:meta>
</office:document-meta>
</file>